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andard/frmPassword.xml"/>
  <manifest:file-entry manifest:media-type="text/xml" manifest:full-path="Dialogs/Standard/frmAddFields.xml"/>
  <manifest:file-entry manifest:media-type="" manifest:full-path="Dialogs/Standard/"/>
  <manifest:file-entry manifest:media-type="" manifest:full-path="Dialog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6681in" table:align="margins" style:writing-mode="lr-tb"/>
    </style:style>
    <style:style style:name="Table4.A" style:family="table-column">
      <style:table-column-properties style:column-width="6.6681in" style:rel-column-width="65535*"/>
    </style:style>
    <style:style style:name="Table4.A1" style:family="table-cell">
      <style:table-cell-properties fo:padding-left="0in" fo:padding-right="0in" fo:padding-top="0.0396in" fo:padding-bottom="0in" fo:border="none"/>
    </style:style>
    <style:style style:name="P1" style:family="paragraph" style:parent-style-name="Footer">
      <style:text-properties style:font-name="Calibri" fo:font-size="6pt" style:font-size-asian="6pt" style:font-size-complex="6pt"/>
    </style:style>
    <style:style style:name="P2" style:family="paragraph" style:parent-style-name="Standard"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3.5437in"/>
        </style:tab-stops>
      </style:paragraph-properties>
      <style:text-properties style:font-name="Arial" fo:font-size="10pt" fo:language="en" fo:country="GB" style:font-size-asian="10pt" style:font-name-complex="Arial" style:font-size-complex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Arial" fo:font-size="10pt" fo:language="en" fo:country="GB" style:font-size-asian="10pt" style:font-name-complex="Arial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10pt" fo:language="en" fo:country="GB" style:font-size-asian="10pt" style:font-name-complex="Arial" style:font-size-complex="10pt"/>
    </style:style>
    <style:style style:name="P8" style:family="paragraph" style:parent-style-name="Standard">
      <style:paragraph-properties fo:margin-left="0.5in" fo:margin-right="0in" fo:text-indent="0in" style:auto-text-indent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 style:master-page-name="Standard">
      <style:paragraph-properties style:page-number="auto"/>
      <style:text-properties style:font-name="Arial" fo:font-size="10pt" style:font-size-asian="10pt" style:font-name-complex="Arial" style:font-size-complex="10pt"/>
    </style:style>
    <style:style style:name="P10" style:family="paragraph" style:parent-style-name="Text_20_body">
      <style:text-properties style:font-name="Arial" fo:font-size="10pt" style:font-size-asian="10pt" style:font-size-complex="10pt"/>
    </style:style>
    <style:style style:name="P11" style:family="paragraph" style:parent-style-name="Table_20_Contents">
      <style:text-properties style:font-name="Arial" fo:font-size="10pt" style:font-size-asian="10pt" style:font-size-complex="10pt"/>
    </style:style>
    <style:style style:name="P12" style:family="paragraph" style:parent-style-name="No_20_Spacing">
      <style:text-properties style:font-name="Arial" fo:font-size="10pt" style:font-size-asian="10pt" style:font-name-complex="Arial" style:font-size-complex="10pt"/>
    </style:style>
    <style:style style:name="P13" style:family="paragraph" style:parent-style-name="No_20_Spacing">
      <style:text-properties style:font-name="Arial" fo:font-size="10pt" style:font-size-asian="10pt" style:font-size-complex="10pt"/>
    </style:style>
    <style:style style:name="T1" style:family="text">
      <style:text-properties style:font-name="Calibri" fo:font-size="10pt" style:font-size-asian="10pt" style:font-size-complex="10pt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normal" style:font-weight-asian="normal" style:font-name-complex="Arial" style:font-weight-complex="normal"/>
    </style:style>
    <style:style style:name="T4" style:family="text">
      <style:text-properties fo:color="#000000" fo:language="en" fo:country="GB" fo:font-weight="normal" style:font-weight-asian="normal" style:font-name-complex="Arial" style:font-weight-complex="normal"/>
    </style:style>
    <style:style style:name="T5" style:family="text">
      <style:text-properties style:font-name-complex="Ari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Arial"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/>
      <text:p text:style-name="P2"/>
      <text:p text:style-name="P2"/>
      <text:p text:style-name="P5"><text:span text:style-name="T2">Our ref </text:span><text:span text:style-name="T2"><text:placeholder text:placeholder-type="text">&lt;data['form']['file_refrence_no']&gt;</text:placeholder></text:span><text:span text:style-name="T2"><text:tab/><text:tab/><text:tab/><text:tab/><text:tab/></text:span></text:p>
      <text:p text:style-name="P6"><text:placeholder text:placeholder-type="text">&lt;time&gt;</text:placeholder></text:p>
      <text:p text:style-name="P7"/>
      <text:p text:style-name="P2"><text:span text:style-name="T2"><text:placeholder text:placeholder-type="text">&lt;data['form']['title']&gt;</text:placeholder></text:span><text:span text:style-name="T2"> </text:span><text:span text:style-name="T2"><text:placeholder text:placeholder-type="text">&lt;data['form']['name']&gt;</text:placeholder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a xlink:type="simple" xlink:href="relatorio://for%20each=%22address%20in%20data['form']['address']%22"><text:span text:style-name="T7">relatorio://for each="address in data['form']['address']"</text:span></text:a></text:p>
          </table:table-cell>
        </table:table-row>
        <table:table-row>
          <table:table-cell table:style-name="Table4.A1" office:value-type="string">
            <text:p text:style-name="P11"><text:placeholder text:placeholder-type="text">&lt;address&gt;</text:placeholder></text:p>
          </table:table-cell>
        </table:table-row>
        <table:table-row>
          <table:table-cell table:style-name="Table4.A1" office:value-type="string">
            <text:p text:style-name="Table_20_Contents"><text:a xlink:type="simple" xlink:href="relatorio:///for"><text:span text:style-name="T7">relatorio:///for</text:span></text:a></text:p>
          </table:table-cell>
        </table:table-row>
      </table:table>
      <text:p text:style-name="P2"/>
      <text:p text:style-name="P4"><text:placeholder text:placeholder-type="text">&lt;data['form']['title_last_name']&gt;</text:placeholder></text:p>
      <text:p text:style-name="P2"/>
      <text:p text:style-name="P12">We are writing to invite you to attend East Anglian Driveability at Kings Lynn for a review of your driving ability 6 months after your full assessment.</text:p>
      <text:p text:style-name="P12"/>
      <text:p text:style-name="P12">We are working to keep you driving safely for as long as possible and feel the best way forward is regular reviews to maintain your good driving skills.</text:p>
      <text:p text:style-name="P12"/>
      <text:p text:style-name="P12">The assessment will consist of a short interview with the Occupational Therapist and Driving Assessor, ensuring you can read the number plate at the required distance and an on road drive. </text:p>
      <text:p text:style-name="P12"/>
      <text:p text:style-name="P13"><text:span text:style-name="T5">There will be no cost to you for the review assessment but do request a £50 deposit cheque, post-dated <text:s/></text:span><text:span text:style-name="T4"><text:placeholder text:placeholder-type="text">&lt;data['form']['apmt_start_date']&gt;</text:placeholder></text:span><text:span text:style-name="T5"> to secure your appointment. <text:s/>Your cheque will be returned to you following your review assessment.</text:span></text:p>
      <text:p text:style-name="P12"/>
      <text:p text:style-name="P13"><text:span text:style-name="T5">An appointment has been booked for you to attend the Review Clinic on: </text:span><text:span text:style-name="T3"><text:placeholder text:placeholder-type="text">&lt;data['form']['apmt_start_date']&gt;</text:placeholder></text:span><text:span text:style-name="T3"> at </text:span><text:span text:style-name="T3"><text:placeholder text:placeholder-type="text">&lt;data['form']['apmt_start_time']&gt;</text:placeholder></text:span><text:span text:style-name="T5"> and ask that you confirm if you are able to keep the appointment by returning the attached slip together with your post-dated cheque as soon as possible.</text:span></text:p>
      <text:p text:style-name="P13"><text:span text:style-name="T5"/></text:p>
      <text:p text:style-name="P13"><text:span text:style-name="T5">If the gates are closed when you arrive please call 0792 2653 325</text:span></text:p>
      <text:p text:style-name="P12"/>
      <text:p text:style-name="P12">Your sincerely</text:p>
      <text:p text:style-name="P2"/>
      <text:p text:style-name="P2"/>
      <text:p text:style-name="P2"/>
      <text:p text:style-name="P2">For East Anglian DriveAbility</text:p>
      <text:p text:style-name="P13">………………………………………………………………………………………………………………………….......</text:p>
      <text:p text:style-name="P13"/>
      <text:p text:style-name="P13">Delete as applicable.</text:p>
      <text:p text:style-name="P13"/>
      <text:p text:style-name="P3">I will be attending my appointment on <text:span text:style-name="T3"><text:placeholder text:placeholder-type="text">&lt;data['form']['apmt_start_date']&gt;</text:placeholder></text:span><text:span text:style-name="T3"> at </text:span><text:span text:style-name="T3"><text:placeholder text:placeholder-type="text">&lt;data['form']['apmt_start_time']&gt;</text:placeholder></text:span> and enclose my deposit cheque. </text:p>
      <text:p text:style-name="P13"/>
      <text:p text:style-name="P13">I am unable to attend my appointment on <text:s/><text:span text:style-name="T3"><text:placeholder text:placeholder-type="text">&lt;data['form']['apmt_start_date']&gt;</text:placeholder></text:span><text:span text:style-name="T3"> at </text:span><text:span text:style-name="T3"><text:placeholder text:placeholder-type="text">&lt;data['form']['apmt_start_time']&gt;</text:placeholder></text:span> <text:s/>but would request an alternative date.</text:p>
      <text:p text:style-name="P13"/>
      <text:p text:style-name="P10">I will not be attending the review clinic.</text:p>
      <text:p text:style-name="P13"/>
      <text:p text:style-name="P8"><text:s/></text:p>
      <text:p text:style-name="P2">Signed …………………………………. <text:s text:c="5"/>Name: <text:span text:style-name="T2"><text:placeholder text:placeholder-type="text">&lt;data['form']['name']&gt;</text:placeholder></text:span><text:span text:style-name="T2"> <text:s text:c="4"/></text:span><text:s/>Date ………………………………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en" fo:country="GB" style:font-name-asian="Calibri" style:font-size-asian="11pt" style:font-name-complex="Times New Roman" style:font-size-complex="11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" style:display-name="Header Char" style:family="text">
      <style:text-properties fo:font-size="12pt" fo:language="en" fo:country="US" style:font-size-asian="12pt" style:font-size-complex="12pt"/>
    </style:style>
    <style:style style:name="Footer_20_Char" style:display-name="Footer Char" style:family="text">
      <style:text-properties fo:font-size="12pt" fo:language="en" fo:country="US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Calibri"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4917in" fo:margin-bottom="0.4917in" fo:margin-left="0.9161in" fo:margin-right="0.916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4992in" fo:margin-left="0.9161in" fo:margin-right="0.916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his is the FeBS Mail Merge master template</dc:title>
    <meta:initial-creator>Ben Gidley</meta:initial-creator>
    <meta:creation-date>2013-10-16T14:08:00</meta:creation-date>
    <dc:date>2015-02-19T23:03:33.63</dc:date>
    <meta:editing-cycles>20</meta:editing-cycles>
    <meta:editing-duration>PT03H46M27S</meta:editing-duration>
    <meta:generator>OpenOffice.org/3.2$Win32 OpenOffice.org_project/320m12$Build-9483</meta:generator>
    <dc:creator>Forum Forum</dc:creator>
    <meta:document-statistic meta:table-count="1" meta:image-count="0" meta:object-count="0" meta:page-count="1" meta:paragraph-count="22" meta:word-count="249" meta:character-count="1833"/>
  </office:meta>
</office:document-meta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rmPassword"/>
  <library:element library:name="frmAddFields"/>
</library:library>
</file>

<file path=Dialogs/Standard/frmAddFields.xml><?xml version="1.0" encoding="utf-8"?>
<!DOCTYPE window  PUBLIC '-//OpenOffice.org//DTD OfficeDocument 1.0//EN'  'dialog.dtd'>
<dlg:window xmlns:dlg="http://openoffice.org/2000/dialog" xmlns:script="http://openoffice.org/2000/script" dlg:style-id="0" dlg:id="frmAddFields" dlg:left="0" dlg:top="0" dlg:width="139" dlg:height="0" dlg:closeable="true" dlg:moveable="true" dlg:title="frmAddFields">
  <dlg:styles>
    <dlg:style dlg:style-id="0" dlg:background-color="0xc0c0c0"/>
  </dlg:styles>
</dlg:window>
</file>

<file path=Dialogs/Standard/frmPassword.xml><?xml version="1.0" encoding="utf-8"?>
<!DOCTYPE window  PUBLIC '-//OpenOffice.org//DTD OfficeDocument 1.0//EN'  'dialog.dtd'>
<dlg:window xmlns:dlg="http://openoffice.org/2000/dialog" xmlns:script="http://openoffice.org/2000/script" dlg:style-id="2" dlg:id="frmPassword" dlg:left="0" dlg:top="0" dlg:width="139" dlg:height="89" dlg:closeable="true" dlg:moveable="true" dlg:title="frmPassword">
  <dlg:styles>
    <dlg:style dlg:style-id="0" dlg:background-color="0xffffff" dlg:text-color="0x0" dlg:font-name="Tahoma" dlg:font-height="8"/>
    <dlg:style dlg:style-id="1" dlg:background-color="0xc0c0c0" dlg:text-color="0x0" dlg:font-name="Tahoma" dlg:font-height="8"/>
    <dlg:style dlg:style-id="2" dlg:background-color="0xc0c0c0"/>
  </dlg:styles>
  <dlg:bulletinboard>
    <dlg:textfield dlg:style-id="0" dlg:id="txtUsername" dlg:left="71" dlg:top="21" dlg:width="46" dlg:height="12"/>
    <dlg:text dlg:style-id="1" dlg:id="lblUserName" dlg:left="16" dlg:top="25" dlg:width="42" dlg:height="8" dlg:value="Username" dlg:multiline="true"/>
    <dlg:text dlg:style-id="1" dlg:id="Label1" dlg:left="4" dlg:top="4" dlg:width="135" dlg:height="12" dlg:value="Please enter your FeBS username and password" dlg:multiline="true"/>
    <dlg:textfield dlg:style-id="0" dlg:id="txtPassword" dlg:left="71" dlg:top="38" dlg:width="46" dlg:height="12" dlg:echochar="*"/>
    <dlg:text dlg:style-id="1" dlg:id="lblPassword" dlg:left="16" dlg:top="42" dlg:width="42" dlg:height="8" dlg:value="Password" dlg:multiline="true"/>
    <dlg:button dlg:style-id="1" dlg:id="cmdSave" dlg:left="44" dlg:top="63" dlg:width="50" dlg:height="16" dlg:value="Save"/>
    <dlg:progressmeter dlg:id="WebBrowser1" dlg:disabled="true" dlg:visible="false" dlg:left="8" dlg:top="59" dlg:width="21" dlg:height="0" dlg:value-max="0"/>
  </dlg:bulletinboard>
</dlg:window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